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8000000D93D15126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2.082cm" presentation:class="title" presentation:user-transformed="true">
          <draw:text-box>
            <text:p>Tripartite graph structure learning</text:p>
          </draw:text-box>
        </draw:frame>
        <draw:frame draw:style-name="gr1" draw:text-style-name="P1" draw:layer="layout" svg:width="21.336cm" svg:height="7.163cm" svg:x="3.556cm" svg:y="8.382cm">
          <draw:image xlink:href="Pictures/10000000000002B8000000D93D1512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shal </meta:initial-creator>
    <meta:creation-date>2013-07-31T21:32:41</meta:creation-date>
    <dc:date>2013-07-31T21:45:21</dc:date>
    <dc:creator>kaushal </dc:creator>
    <meta:editing-duration>P0D</meta:editing-duration>
    <meta:editing-cycles>1</meta:editing-cycles>
    <meta:document-statistic meta:object-count="29"/>
    <meta:generator>LibreOffice/4.0.2.2$Linux_X86_64 LibreOffice_project/400m0$Build-2</meta:generator>
  </office:meta>
</office:document-meta>
</file>